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" style:family="paragraph" style:parent-style-name="Normal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fo:language="en" fo:country="US" style:font-size-asian="12pt" style:font-name-complex="Times New Roman" style:font-size-complex="12pt"/>
    </style:style>
    <style:style style:name="P3" style:family="paragraph" style:parent-style-name="Normal" style:master-page-name="MP0">
      <style:paragraph-properties fo:margin-left="-1cm" fo:margin-right="-1.252cm" fo:text-indent="0cm" style:auto-text-indent="false" style:page-number="auto" fo:break-before="page">
        <style:tab-stops/>
      </style:paragraph-properties>
      <style:text-properties style:font-name="Times New Roman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Times New Roman" style:font-size-complex="12pt"/>
    </style:style>
    <style:style style:name="P4" style:family="paragraph" style:parent-style-name="Párrafo_20_de_20_lista" style:list-style-name="L1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Párrafo_20_de_20_lista" style:list-style-name="L1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Párrafo_20_de_20_lista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1e85e7" fo:background-color="#ffff00" style:font-size-asian="12pt" style:font-name-complex="Times New Roman" style:font-size-complex="12pt"/>
    </style:style>
    <style:style style:name="P7" style:family="paragraph" style:parent-style-name="Párrafo_20_de_20_lista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230ca4" fo:background-color="#ffff00" style:font-size-asian="12pt" style:font-name-complex="Times New Roman" style:font-size-complex="12pt"/>
    </style:style>
    <style:style style:name="P8" style:family="paragraph" style:parent-style-name="Párrafo_20_de_20_lista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27697c" fo:background-color="#ffff00" style:font-size-asian="12pt" style:font-name-complex="Times New Roman" style:font-size-complex="12pt"/>
    </style:style>
    <style:style style:name="P9" style:family="paragraph" style:parent-style-name="Párrafo_20_de_20_lista">
      <style:paragraph-properties fo:margin-left="-1cm" fo:margin-right="-1.252cm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1e85e7" fo:background-color="#e8f2a1" style:font-size-asian="12pt" style:font-name-complex="Times New Roman" style:font-size-complex="12pt"/>
    </style:style>
    <style:style style:name="P10" style:family="paragraph" style:parent-style-name="Párrafo_20_de_20_lista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1e85e7" fo:background-color="#e8f2a1" style:font-size-asian="12pt" style:font-name-complex="Times New Roman" style:font-size-complex="12pt"/>
    </style:style>
    <style:style style:name="P11" style:family="paragraph" style:parent-style-name="Párrafo_20_de_20_lista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230ca4" fo:background-color="#e8f2a1" style:font-size-asian="12pt" style:font-name-complex="Times New Roman" style:font-size-complex="12pt"/>
    </style:style>
    <style:style style:name="P12" style:family="paragraph" style:parent-style-name="Párrafo_20_de_20_lista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2506c3" fo:background-color="#e8f2a1" style:font-size-asian="12pt" style:font-name-complex="Times New Roman" style:font-size-complex="12pt"/>
    </style:style>
    <style:style style:name="P13" style:family="paragraph" style:parent-style-name="Párrafo_20_de_20_lista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fo:language="en" fo:country="US" officeooo:rsid="001e85e7" officeooo:paragraph-rsid="0027697c" fo:background-color="#e8f2a1" style:font-size-asian="12pt" style:font-name-complex="Times New Roman" style:font-size-complex="12pt"/>
    </style:style>
    <style:style style:name="P14" style:family="paragraph" style:parent-style-name="Párrafo_20_de_20_lista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fo:language="en" fo:country="US" officeooo:rsid="0020f88f" officeooo:paragraph-rsid="0020f88f" fo:background-color="#e8f2a1" style:font-size-asian="12pt" style:font-name-complex="Times New Roman" style:font-size-complex="12pt"/>
    </style:style>
    <style:style style:name="P15" style:family="paragraph" style:parent-style-name="Párrafo_20_de_20_lista">
      <style:paragraph-properties fo:margin-left="-1cm" fo:margin-right="-1.252cm" fo:line-height="150%" fo:text-indent="0cm" style:auto-text-indent="false">
        <style:tab-stops/>
      </style:paragraph-properties>
      <style:text-properties style:font-name="Times New Roman" fo:font-size="12pt" fo:language="en" fo:country="US" officeooo:rsid="002506c3" officeooo:paragraph-rsid="002506c3" fo:background-color="#e8f2a1" style:font-size-asian="12pt" style:font-name-complex="Times New Roman" style:font-size-complex="12pt"/>
    </style:style>
    <style:style style:name="P16" style:family="paragraph" style:parent-style-name="Párrafo_20_de_20_lista">
      <style:paragraph-properties fo:margin-left="-1cm" fo:margin-right="-1.252cm" fo:text-indent="0cm" style:auto-text-indent="false">
        <style:tab-stops/>
      </style:paragraph-properties>
      <style:text-properties officeooo:paragraph-rsid="001f281f"/>
    </style:style>
    <style:style style:name="P17" style:family="paragraph" style:parent-style-name="Párrafo_20_de_20_lista">
      <style:paragraph-properties fo:margin-left="-1cm" fo:margin-right="-1.252cm" fo:text-indent="0cm" style:auto-text-indent="false">
        <style:tab-stops/>
      </style:paragraph-properties>
      <style:text-properties style:font-name="Times New Roman" officeooo:paragraph-rsid="0027697c" fo:background-color="#ffff00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officeooo:rsid="001e85e7" fo:background-color="#e8f2a1" loext:char-shading-value="0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officeooo:rsid="001f281f" fo:background-color="#e8f2a1" loext:char-shading-value="0" style:font-size-asian="12pt" style:font-name-complex="Times New Roman" style:font-size-complex="12pt"/>
    </style:style>
    <style:style style:name="T4" style:family="text">
      <style:text-properties officeooo:rsid="001f281f"/>
    </style:style>
    <style:style style:name="T5" style:family="text">
      <style:text-properties officeooo:rsid="0020f88f"/>
    </style:style>
    <style:style style:name="T6" style:family="text">
      <style:text-properties officeooo:rsid="00230ca4"/>
    </style:style>
    <style:style style:name="T7" style:family="text">
      <style:text-properties officeooo:rsid="002506c3"/>
    </style:style>
    <style:style style:name="T8" style:family="text">
      <style:text-properties officeooo:rsid="00265e71"/>
    </style:style>
    <style:style style:name="T9" style:family="text">
      <style:text-properties officeooo:rsid="0027697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TIFICIAL INTELLIGENCE</text:p>
      <text:p text:style-name="P1">Translate into English.</text:p>
      <text:list xml:id="list699542678" text:style-name="L1">
        <text:list-item>
          <text:p text:style-name="P4">McCarthy acuñó el término Inteligencia Artificial in 1956.</text:p>
        </text:list-item>
      </text:list>
      <text:p text:style-name="P6">Mia: McCarthy coin Artificial Intelligence <text:span text:style-name="T4">the</text:span> term in 1956</text:p>
      <text:p text:style-name="P16"><text:span text:style-name="T2">Corregida:McCarthy coin</text:span><text:span text:style-name="T3">ED</text:span><text:span text:style-name="T2"> Artificial Intelligence </text:span><text:span text:style-name="T3">the</text:span><text:span text:style-name="T2"> term in 1956</text:span></text:p>
      <text:p text:style-name="P2"><text:s/>Now write this sentence in the passive:</text:p>
      <text:p text:style-name="P6">Mia: Artificial Intelligence term was coined in 1956 by McCarthy</text:p>
      <text:p text:style-name="P9">Corregida:<text:span text:style-name="T4">No se ha corregido en clase.</text:span></text:p>
      <text:list xml:id="list141522001429409" text:continue-numbering="true" text:style-name="L1">
        <text:list-item>
          <text:p text:style-name="P4">El procesamiento del <text:s/>lenguaje natural permite a los usuarios interactuar con los ordenadores (sin necesitar ningún conocimiento especializado).</text:p>
        </text:list-item>
      </text:list>
      <text:p text:style-name="P6">Mia: Natural <text:span text:style-name="T4">L</text:span>anguage <text:span text:style-name="T4">P</text:span>rocessing permits users to interact with computers (without any specialized know<text:span text:style-name="T4">ledge</text:span>)</text:p>
      <text:p text:style-name="P9">Corregida: <text:span text:style-name="T5">Correcta</text:span></text:p>
      <text:list xml:id="list141522556912478" text:continue-numbering="true" text:style-name="L1">
        <text:list-item>
          <text:p text:style-name="P5">Se dice que las redes neuronales tienen <text:s/>éxito en muchas disciplinas.</text:p>
        </text:list-item>
      </text:list>
      <text:p text:style-name="P6">Mia: It is said that neural net<text:span text:style-name="T5">works</text:span> have success in many disciplines</text:p>
      <text:p text:style-name="P10">Corregida:<text:span text:style-name="T5">Esta correcta la mia pero lo siguiento es mas correcto academicamente…</text:span></text:p>
      <text:p text:style-name="P14">Neural networks are said to have success in many disciplines.</text:p>
      <text:list xml:id="list141521812735579" text:continue-numbering="true" text:style-name="L1">
        <text:list-item>
          <text:p text:style-name="P5">Se cree que los sistemas expertos han fracasado.</text:p>
        </text:list-item>
      </text:list>
      <text:p text:style-name="P6">Mia: It is believed that expert systems have failed.</text:p>
      <text:p text:style-name="P10">Corregida:<text:span text:style-name="T7">La mia esta correcta pero se puede hacer también…</text:span></text:p>
      <text:p text:style-name="P15">Expert systems are believed to have failed.</text:p>
      <text:list xml:id="list141520649002331" text:continue-numbering="true" text:style-name="L1">
        <text:list-item>
          <text:p text:style-name="P5">Se piensa que los sistemas de reconocimiento de la voz no son precisos.</text:p>
        </text:list-item>
      </text:list>
      <text:p text:style-name="P7">Mia: <text:span text:style-name="T6">It is thought that recognizing voice systems are not precise/accurate</text:span>.</text:p>
      <text:p text:style-name="P11">Corregida: <text:span text:style-name="T7">La mia correcta pero otro ejemplo…</text:span></text:p>
      <text:p text:style-name="P15">Voice recognition systems are thought to be not accurate.</text:p>
      <text:p text:style-name="P15"/>
      <text:list xml:id="list141521359152271" text:continue-numbering="true" text:style-name="L1">
        <text:list-item>
          <text:p text:style-name="P5"><text:soft-page-break/>Se dice que la inteligencia artificial está haciendo rápidos progresos.</text:p>
        </text:list-item>
      </text:list>
      <text:p text:style-name="P7">Mia: <text:span text:style-name="T6">It is said that Artificial Intelligence is making fast progress</text:span>.</text:p>
      <text:p text:style-name="P12">Corregida: <text:span text:style-name="T7">La mia es correcta, pero la siguiente es más académica...</text:span></text:p>
      <text:p text:style-name="P12"><text:span text:style-name="T7">Artificial Intelligence is said to be making fast progress</text:span></text:p>
      <text:list xml:id="list141521798057692" text:continue-numbering="true" text:style-name="L1">
        <text:list-item>
          <text:p text:style-name="P5">El procesamiento del lenguaje natural es una tarea tan compleja que requiere expertos de muchos campos del saber.</text:p>
        </text:list-item>
      </text:list>
      <text:p text:style-name="P7">Mia: <text:span text:style-name="T6">Natural Processing Language is a very complex task as it requires many different </text:span>.</text:p>
      <text:p text:style-name="P11">Corregida: <text:span text:style-name="T8">Natural Processing Language is such a complex task that it requieres experts in many disciplines.</text:span></text:p>
      <text:list xml:id="list141521302043581" text:continue-numbering="true" text:style-name="L1">
        <text:list-item>
          <text:p text:style-name="P5">En la inteligencia artificial, los sistemas basados en reglas no son tan flexibles como las redes neuronales.</text:p>
        </text:list-item>
      </text:list>
      <text:p text:style-name="P8">Mia: <text:span text:style-name="T9">In Artificial Intelligence, rules based systems are not as flexible as neural networks.</text:span>.</text:p>
      <text:p text:style-name="P13">Corregida: <text:span text:style-name="T8">.</text:span></text:p>
      <text:list xml:id="list141520706213342" text:continue-numbering="true" text:style-name="L1">
        <text:list-item>
          <text:p text:style-name="P5">Los sistemas de traducción automática son cada vez más perfectos.</text:p>
        </text:list-item>
      </text:list>
      <text:p text:style-name="P17">Mia: <text:span text:style-name="T9">Automatic translating systems are ..</text:span>.</text:p>
      <text:p text:style-name="P13">Corregida: <text:span text:style-name="T9">Machine translation systems are becoming more and more perfect</text:span><text:span text:style-name="T8">.</text:span></text:p>
      <text:list xml:id="list141520645204404" text:continue-numbering="true" text:style-name="L1">
        <text:list-item>
          <text:p text:style-name="P5">Cuanto más sofisticado es el sistema, mejores resultados proporciona.</text:p>
        </text:list-item>
      </text:list>
      <text:p text:style-name="P8">Mia: .</text:p>
      <text:p text:style-name="P13">Corregida: <text:span text:style-name="T9">The more sophisticated a system is, the better results it provides</text:span><text:span text:style-name="T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csoler</meta:initial-creator>
    <meta:creation-date>2020-11-24T12:37:00Z</meta:creation-date>
    <dc:date>2020-11-24T14:15:20.369000000</dc:date>
    <meta:print-date>2012-11-06T11:11:00Z</meta:print-date>
    <meta:editing-cycles>10</meta:editing-cycles>
    <meta:editing-duration>PT37M41S</meta:editing-duration>
    <meta:document-statistic meta:table-count="0" meta:image-count="0" meta:object-count="0" meta:page-count="2" meta:paragraph-count="39" meta:word-count="386" meta:character-count="2515" meta:non-whitespace-character-count="2175"/>
    <meta:template xlink:type="simple" xlink:actuate="onRequest" xlink:title="" xlink:href="Normal.dotm"/>
  </office:meta>
</office:document-meta>
</file>